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2.14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In-cell li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We provide support for the following products:&lt;&lt;foreach [in product]&gt;&gt;</text:p>
            <text:p>&lt;&lt;[NumberOf()]&gt;&gt;.         &lt;&lt;[ProductName]&gt;&gt;&lt;&lt;/foreach&gt;&gt;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5">
            <text:p>Multiple-cell list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1">
            <text:p>We provide support for the following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&lt;&lt;foreach [in product]&gt;&gt;&lt;&lt;[NumberOf()]&gt;&gt;.         &lt;&lt;[ProductName]&gt;&gt;</text:p>
          </table:table-cell>
          <table:table-cell office:value-type="string" table:style-name="ce1">
            <text:p>&lt;&lt;/foreach&gt;&gt;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36:50Z</meta:creation-date>
    <dc:date>2015-12-14T06:54:43Z</dc:date>
  </office:meta>
</office:document-meta>
</file>